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5217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799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929in"/>
    </style:style>
    <style:style style:name="co29" style:family="table-column">
      <style:table-column-properties fo:break-before="auto" style:column-width="1.4228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8016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3528in"/>
    </style:style>
    <style:style style:name="co35" style:family="table-column">
      <style:table-column-properties fo:break-before="auto" style:column-width="0.7492in"/>
    </style:style>
    <style:style style:name="co36" style:family="table-column">
      <style:table-column-properties fo:break-before="auto" style:column-width="0.6898in"/>
    </style:style>
    <style:style style:name="co37" style:family="table-column">
      <style:table-column-properties fo:break-before="auto" style:column-width="1.3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22]/[Master.C22]" office:value-type="float" office:value="12.4212962962963" calcext:value-type="float">
            <text:p>12.4212962962963</text:p>
          </table:table-cell>
          <table:table-cell table:style-name="ce22" table:formula="of:=[Master.B22]/[Master.C22]" office:value-type="float" office:value="4.41666666666667" calcext:value-type="float">
            <text:p>4.41666666666667</text:p>
          </table:table-cell>
          <table:table-cell table:style-name="ce22" table:formula="of:=[Master.D22]/[Master.B22]" office:value-type="float" office:value="2.81236897274633" calcext:value-type="float">
            <text:p>2.81236897274633</text:p>
          </table:table-cell>
          <table:table-cell table:style-name="ce22" table:formula="of:=[Master.B22]/[Master.D22]" office:value-type="float" office:value="0.355572120760343" calcext:value-type="float">
            <text:p>0.355572120760343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20" calcext:value-type="float">
            <text:p>20</text:p>
          </table:table-cell>
          <table:table-cell table:style-name="ce20" table:formula="of:=IFERROR([$DailyData.$BN$5]; 0)" office:value-type="float" office:value="5" calcext:value-type="float">
            <text:p>5</text:p>
          </table:table-cell>
          <table:table-cell table:style-name="ce19" table:formula="of:=[$DailyData.BQ5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T1" xlink:type="simple">November 18th</text:a></text:p>
          </table:table-cell>
          <table:table-cell table:style-name="ce19" table:formula="of:=[$DailyData.BT21]" office:value-type="float" office:value="180" calcext:value-type="float">
            <text:p>180</text:p>
          </table:table-cell>
          <table:table-cell table:style-name="ce20" table:formula="of:=IFERROR([$DailyData.$BU$21]; 0)" office:value-type="float" office:value="36" calcext:value-type="float">
            <text:p>36</text:p>
          </table:table-cell>
          <table:table-cell table:style-name="ce19" table:formula="of:=[$DailyData.BX21]" office:value-type="float" office:value="427" calcext:value-type="float">
            <text:p>42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A1" xlink:type="simple">November 19th</text:a></text:p>
          </table:table-cell>
          <table:table-cell table:style-name="ce19" table:formula="of:=[$DailyData.CA11]" office:value-type="float" office:value="16" calcext:value-type="float">
            <text:p>16</text:p>
          </table:table-cell>
          <table:table-cell table:style-name="ce20" table:formula="of:=IFERROR([$DailyData.$CB$11]; 0)" office:value-type="float" office:value="8" calcext:value-type="float">
            <text:p>8</text:p>
          </table:table-cell>
          <table:table-cell table:style-name="ce19" table:formula="of:=[$DailyData.CE11]"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H1" xlink:type="simple">November 20th</text:a></text:p>
          </table:table-cell>
          <table:table-cell table:style-name="ce19" table:formula="of:=[$DailyData.CH5]" office:value-type="float" office:value="0" calcext:value-type="float">
            <text:p>0</text:p>
          </table:table-cell>
          <table:table-cell table:style-name="ce20" table:formula="of:=IFERROR([$DailyData.$CI$5]; 0)" office:value-type="float" office:value="0" calcext:value-type="float">
            <text:p>0</text:p>
          </table:table-cell>
          <table:table-cell table:style-name="ce19" table:formula="of:=[$DailyData.CL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O1" xlink:type="simple">November 21st</text:a></text:p>
          </table:table-cell>
          <table:table-cell table:style-name="ce19" table:formula="of:=[$DailyData.CO5]" office:value-type="float" office:value="0" calcext:value-type="float">
            <text:p>0</text:p>
          </table:table-cell>
          <table:table-cell table:style-name="ce20" table:formula="of:=IFERROR([$DailyData.$CP$5]; 0)" office:value-type="float" office:value="0" calcext:value-type="float">
            <text:p>0</text:p>
          </table:table-cell>
          <table:table-cell table:style-name="ce19" table:formula="of:=[$DailyData.CS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6">
          <table:table-cell table:style-name="ce16"/>
          <table:table-cell table:style-name="ce19"/>
          <table:table-cell table:style-name="ce20"/>
          <table:table-cell table:style-name="ce19"/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21])" office:value-type="float" office:value="954" calcext:value-type="float">
            <text:p>954</text:p>
          </table:table-cell>
          <table:table-cell table:style-name="ce17" table:formula="of:=SUM([Master.C2:.C21])" office:value-type="float" office:value="216" calcext:value-type="float">
            <text:p>216</text:p>
          </table:table-cell>
          <table:table-cell table:style-name="ce17" table:formula="of:=SUM([Master.D2:.D13])" office:value-type="float" office:value="2683" calcext:value-type="float">
            <text:p>268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22]/60)&amp;&quot; hours  &quot;&amp;INT(MOD([Master.D22];60))&amp;&quot; minutes&quot;" office:value-type="string" office:string-value="44 hours  43 minutes" calcext:value-type="string">
            <text:p>44 hours <text:s/>43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5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number-columns-repeated="16280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8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1<text:span text:style-name="T1">st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2<text:span text:style-name="T1">nd</text:span></text:p>
          </table:table-cell>
          <table:covered-table-cell table:number-columns-repeated="4" table:style-name="ce8"/>
          <table:table-cell table:style-name="Default" table:number-columns-repeated="16280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3]=2; 1; [DailyData.BT3]=6; 2; [DailyData.BT3]=14; 3; [DailyData.BT3]=25; 3); 0)" office:value-type="float" office:value="1" calcext:value-type="float">
            <text:p>1</text:p>
          </table:table-cell>
          <table:table-cell table:style-name="ce19" office:value-type="float" office:value="1228" calcext:value-type="float">
            <text:p>1228</text:p>
          </table:table-cell>
          <table:table-cell table:style-name="ce19" office:value-type="float" office:value="1401" calcext:value-type="float">
            <text:p>1401</text:p>
          </table:table-cell>
          <table:table-cell table:style-name="ce19" table:formula="of:=(INT([DailyData.BW3]/100)*60 + MOD([DailyData.BW3];100)) - (INT([DailyData.BV3]/100)*60 + MOD([DailyData.BV3];100))" office:value-type="float" office:value="93" calcext:value-type="float">
            <text:p>9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3]=2; 1; [DailyData.CA3]=6; 2; [DailyData.CA3]=14; 3; [DailyData.CA3]=25; 3); 0)" office:value-type="float" office:value="1" calcext:value-type="float">
            <text:p>1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753" calcext:value-type="float">
            <text:p>1753</text:p>
          </table:table-cell>
          <table:table-cell table:style-name="ce19" table:formula="of:=(INT([DailyData.CD3]/100)*60 + MOD([DailyData.CD3];100)) - (INT([DailyData.CC3]/100)*60 + MOD([DailyData.CC3];100))" office:value-type="float" office:value="96" calcext:value-type="float">
            <text:p>96</text:p>
          </table:table-cell>
          <table:table-cell table:number-columns-repeated="2"/>
          <table:table-cell table:style-name="ce19"/>
          <table:table-cell table:style-name="ce19" table:formula="of:=IFERROR(COM.MICROSOFT.IFS([DailyData.CH3]=2; 1; [DailyData.CH3]=6; 2; [DailyData.CH3]=14; 3; [DailyData.CH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K3]/100)*60 + MOD([DailyData.CK3];100)) - (INT([DailyData.CJ3]/100)*60 + MOD([DailyData.CJ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O3]=2; 1; [DailyData.CO3]=6; 2; [DailyData.CO3]=14; 3; [DailyData.CO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3]/100)*60 + MOD([DailyData.CR3];100)) - (INT([DailyData.CQ3]/100)*60 + MOD([DailyData.CQ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3]=2; 1; [DailyData.CV3]=6; 2; [DailyData.CV3]=14; 3; [DailyData.CV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3]/100)*60 + MOD([DailyData.CY3];100)) - (INT([DailyData.CX3]/100)*60 + MOD([DailyData.CX3];100))" office:value-type="float" office:value="0" calcext:value-type="float">
            <text:p>0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4]=2; 1; [DailyData.BT4]=6; 2; [DailyData.BT4]=14; 3; [DailyData.BT4]=25; 3); 0)" office:value-type="float" office:value="1" calcext:value-type="float">
            <text:p>1</text:p>
          </table:table-cell>
          <table:table-cell table:style-name="ce19" office:value-type="float" office:value="1525" calcext:value-type="float">
            <text:p>1525</text:p>
          </table:table-cell>
          <table:table-cell table:style-name="ce19" office:value-type="float" office:value="2059" calcext:value-type="float">
            <text:p>2059</text:p>
          </table:table-cell>
          <table:table-cell table:style-name="ce19" table:formula="of:=(INT([DailyData.BW4]/100)*60 + MOD([DailyData.BW4];100)) - (INT([DailyData.BV4]/100)*60 + MOD([DailyData.BV4];100))" office:value-type="float" office:value="334" calcext:value-type="float">
            <text:p>33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4]=2; 1; [DailyData.CA4]=6; 2; [DailyData.CA4]=14; 3; [DailyData.CA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4]/100)*60 + MOD([DailyData.CD4];100)) - (INT([DailyData.CC4]/100)*60 + MOD([DailyData.CC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H4]=2; 1; [DailyData.CH4]=6; 2; [DailyData.CH4]=14; 3; [DailyData.CH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K4]/100)*60 + MOD([DailyData.CK4];100)) - (INT([DailyData.CJ4]/100)*60 + MOD([DailyData.CJ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O4]=2; 1; [DailyData.CO4]=6; 2; [DailyData.CO4]=14; 3; [DailyData.CO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4]/100)*60 + MOD([DailyData.CR4];100)) - (INT([DailyData.CQ4]/100)*60 + MOD([DailyData.CQ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4]=2; 1; [DailyData.CV4]=6; 2; [DailyData.CV4]=14; 3; [DailyData.CV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4]/100)*60 + MOD([DailyData.CY4];100)) - (INT([DailyData.CX4]/100)*60 + MOD([DailyData.CX4];100))" office:value-type="float" office:value="0" calcext:value-type="float">
            <text:p>0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20" calcext:value-type="float">
            <text:p>20</text:p>
          </table:table-cell>
          <table:table-cell table:style-name="ce17" table:formula="of:=SUM([.BN3:.BN4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4]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5]=2; 1; [DailyData.BT5]=6; 2; [DailyData.BT5]=14; 3; [DailyData.BT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5]/100)*60 + MOD([DailyData.BW5];100)) - (INT([DailyData.BV5]/100)*60 + MOD([DailyData.BV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5]=2; 1; [DailyData.CA5]=6; 2; [DailyData.CA5]=14; 3; [DailyData.CA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5]/100)*60 + MOD([DailyData.CD5];100)) - (INT([DailyData.CC5]/100)*60 + MOD([DailyData.CC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H3:.CH4])" office:value-type="float" office:value="0" calcext:value-type="float">
            <text:p>0</text:p>
          </table:table-cell>
          <table:table-cell table:style-name="ce17" table:formula="of:=SUM([.CI3:.CI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L3:.CL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O3:.CO4])" office:value-type="float" office:value="0" calcext:value-type="float">
            <text:p>0</text:p>
          </table:table-cell>
          <table:table-cell table:style-name="ce17" table:formula="of:=SUM([.CP3:.CP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S3:.CS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V3:.CV4])" office:value-type="float" office:value="0" calcext:value-type="float">
            <text:p>0</text:p>
          </table:table-cell>
          <table:table-cell table:style-name="ce17" table:formula="of:=SUM([.CW3:.CW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Z3:.CZ4])" office:value-type="float" office:value="0" calcext:value-type="float">
            <text:p>0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6]=2; 1; [DailyData.BT6]=6; 2; [DailyData.BT6]=14; 3; [DailyData.BT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6]/100)*60 + MOD([DailyData.BW6];100)) - (INT([DailyData.BV6]/100)*60 + MOD([DailyData.BV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6]=2; 1; [DailyData.CA6]=6; 2; [DailyData.CA6]=14; 3; [DailyData.CA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6]/100)*60 + MOD([DailyData.CD6];100)) - (INT([DailyData.CC6]/100)*60 + MOD([DailyData.CC6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58 mins" calcext:value-type="string">
            <text:p>0 hrs <text:s/>58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7]=2; 1; [DailyData.BT7]=6; 2; [DailyData.BT7]=14; 3; [DailyData.BT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7]/100)*60 + MOD([DailyData.BW7];100)) - (INT([DailyData.BV7]/100)*60 + MOD([DailyData.BV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7]=2; 1; [DailyData.CA7]=6; 2; [DailyData.CA7]=14; 3; [DailyData.CA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7]/100)*60 + MOD([DailyData.CD7];100)) - (INT([DailyData.CC7]/100)*60 + MOD([DailyData.CC7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L5]/60)&amp;&quot; hrs  &quot;&amp;INT(MOD([.CL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S5]/60)&amp;&quot; hrs  &quot;&amp;INT(MOD([.CS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Z5]/60)&amp;&quot; hrs  &quot;&amp;INT(MOD([.CZ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float" office:value="11.6" calcext:value-type="float">
            <text:p>11.6</text:p>
          </table:table-cell>
          <table:table-cell table:style-name="ce19" table:formula="of:=[.BM5]/[.BN5]" office:value-type="float" office:value="4" calcext:value-type="float">
            <text:p>4</text:p>
          </table:table-cell>
          <table:table-cell table:style-name="ce19" table:formula="of:=[.BQ5]/[.BM5]" office:value-type="float" office:value="2.9" calcext:value-type="float">
            <text:p>2.9</text:p>
          </table:table-cell>
          <table:table-cell table:style-name="ce19" table:formula="of:=[.BM5]/[.BQ5]" office:value-type="float" office:value="0.344827586206897" calcext:value-type="float">
            <text:p>0.344827586206897</text:p>
          </table:table-cell>
          <table:table-cell table:style-name="ce1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8]=2; 1; [DailyData.BT8]=6; 2; [DailyData.BT8]=14; 3; [DailyData.BT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8]/100)*60 + MOD([DailyData.BW8];100)) - (INT([DailyData.BV8]/100)*60 + MOD([DailyData.BV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8]=2; 1; [DailyData.CA8]=6; 2; [DailyData.CA8]=14; 3; [DailyData.CA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8]/100)*60 + MOD([DailyData.CD8];100)) - (INT([DailyData.CC8]/100)*60 + MOD([DailyData.CC8];100))" office:value-type="float" office:value="0" calcext:value-type="float">
            <text:p>0</text:p>
          </table:table-cell>
          <table:table-cell table:number-columns-repeated="2"/>
          <table:table-cell table:style-name="ce19" table:formula="of:=[.CL5]/[.CI5]" office:value-type="string" office:string-value="" calcext:value-type="error">
            <text:p>#DIV/0!</text:p>
          </table:table-cell>
          <table:table-cell table:style-name="ce19" table:formula="of:=[.CH5]/[.CI5]" office:value-type="string" office:string-value="" calcext:value-type="error">
            <text:p>#DIV/0!</text:p>
          </table:table-cell>
          <table:table-cell table:style-name="ce19" table:formula="of:=[.CL5]/[.CH5]" office:value-type="string" office:string-value="" calcext:value-type="error">
            <text:p>#DIV/0!</text:p>
          </table:table-cell>
          <table:table-cell table:style-name="ce19" table:formula="of:=[.CH5]/[.CL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S5]/[.CP5]" office:value-type="string" office:string-value="" calcext:value-type="error">
            <text:p>#DIV/0!</text:p>
          </table:table-cell>
          <table:table-cell table:style-name="ce19" table:formula="of:=[.CO5]/[.CP5]" office:value-type="string" office:string-value="" calcext:value-type="error">
            <text:p>#DIV/0!</text:p>
          </table:table-cell>
          <table:table-cell table:style-name="ce19" table:formula="of:=[.CS5]/[.CO5]" office:value-type="string" office:string-value="" calcext:value-type="error">
            <text:p>#DIV/0!</text:p>
          </table:table-cell>
          <table:table-cell table:style-name="ce19" table:formula="of:=[.CO5]/[.CS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Z5]/[.CW5]" office:value-type="string" office:string-value="" calcext:value-type="error">
            <text:p>#DIV/0!</text:p>
          </table:table-cell>
          <table:table-cell table:style-name="ce19" table:formula="of:=[.CV5]/[.CW5]" office:value-type="string" office:string-value="" calcext:value-type="error">
            <text:p>#DIV/0!</text:p>
          </table:table-cell>
          <table:table-cell table:style-name="ce19" table:formula="of:=[.CZ5]/[.CV5]" office:value-type="string" office:string-value="" calcext:value-type="error">
            <text:p>#DIV/0!</text:p>
          </table:table-cell>
          <table:table-cell table:style-name="ce19" table:formula="of:=[.CV5]/[.CZ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9]=2; 1; [DailyData.BT9]=6; 2; [DailyData.BT9]=14; 3; [DailyData.BT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9]/100)*60 + MOD([DailyData.BW9];100)) - (INT([DailyData.BV9]/100)*60 + MOD([DailyData.BV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9]=2; 1; [DailyData.CA9]=6; 2; [DailyData.CA9]=14; 3; [DailyData.CA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9]/100)*60 + MOD([DailyData.CD9];100)) - (INT([DailyData.CC9]/100)*60 + MOD([DailyData.CC9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0]=2; 1; [DailyData.BT10]=6; 2; [DailyData.BT10]=14; 3; [DailyData.BT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0]/100)*60 + MOD([DailyData.BW10];100)) - (INT([DailyData.BV10]/100)*60 + MOD([DailyData.BV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10]=2; 1; [DailyData.CA10]=6; 2; [DailyData.CA10]=14; 3; [DailyData.CA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10]/100)*60 + MOD([DailyData.CD10];100)) - (INT([DailyData.CC10]/100)*60 + MOD([DailyData.CC10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M$3:.$BM$4])" office:value-type="float" office:value="2" calcext:value-type="float">
            <text:p>2</text:p>
          </table:table-cell>
          <table:table-cell table:style-name="ce18" table:formula="of:=[.BM5]/[.BM11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1]=2; 1; [DailyData.BT11]=6; 2; [DailyData.BT11]=14; 3; [DailyData.BT1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1]/100)*60 + MOD([DailyData.BW11];100)) - (INT([DailyData.BV11]/100)*60 + MOD([DailyData.BV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A3:.CA10])" office:value-type="float" office:value="16" calcext:value-type="float">
            <text:p>16</text:p>
          </table:table-cell>
          <table:table-cell table:style-name="ce17" table:formula="of:=SUM([.CB3:.CB10])" office:value-type="float" office:value="8" calcext:value-type="float">
            <text:p>8</text:p>
          </table:table-cell>
          <table:table-cell table:style-name="ce17" table:number-columns-repeated="2"/>
          <table:table-cell table:style-name="ce17" table:formula="of:=SUM([.CE3:.CE10])" office:value-type="float" office:value="96" calcext:value-type="float">
            <text:p>96</text:p>
          </table:table-cell>
          <table:table-cell table:number-columns-repeated="2"/>
          <table:table-cell table:style-name="ce18" table:formula="of:=ROWS([$DailyData.CH3:.CH4])" office:value-type="float" office:value="2" calcext:value-type="float">
            <text:p>2</text:p>
          </table:table-cell>
          <table:table-cell table:style-name="ce18" table:formula="of:=[.CH5]/[.CH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O3:.CO4])" office:value-type="float" office:value="2" calcext:value-type="float">
            <text:p>2</text:p>
          </table:table-cell>
          <table:table-cell table:style-name="ce18" table:formula="of:=[.CO5]/[.CO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V3:.CV4])" office:value-type="float" office:value="2" calcext:value-type="float">
            <text:p>2</text:p>
          </table:table-cell>
          <table:table-cell table:style-name="ce18" table:formula="of:=[.CV5]/[.CV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2]=2; 1; [DailyData.BT12]=6; 2; [DailyData.BT12]=14; 3; [DailyData.BT1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2]/100)*60 + MOD([DailyData.BW12];100)) - (INT([DailyData.BV12]/100)*60 + MOD([DailyData.BV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3]=2; 1; [DailyData.BT13]=6; 2; [DailyData.BT13]=14; 3; [DailyData.BT13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3]/100)*60 + MOD([DailyData.BW13];100)) - (INT([DailyData.BV13]/100)*60 + MOD([DailyData.BV13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E11]/60)&amp;&quot; hrs  &quot;&amp;INT(MOD([.CE11];60))&amp;&quot; mins&quot;" office:value-type="string" office:string-value="1 hrs  36 mins" calcext:value-type="string">
            <text:p>1 hrs <text:s/>36 mins</text:p>
          </table:table-cell>
          <table:table-cell table:number-columns-repeated="21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4]=2; 1; [DailyData.BT14]=6; 2; [DailyData.BT14]=14; 3; [DailyData.BT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14]/100)*60 + MOD([DailyData.BW14];100)) - (INT([DailyData.BV14]/100)*60 + MOD([DailyData.BV14];100))" office:value-type="float" office:value="0" calcext:value-type="float">
            <text:p>0</text:p>
          </table:table-cell>
          <table:table-cell table:number-columns-repeated="2"/>
          <table:table-cell table:style-name="ce19" table:formula="of:=[.CE11]/[.CB11]" office:value-type="float" office:value="12" calcext:value-type="float">
            <text:p>12</text:p>
          </table:table-cell>
          <table:table-cell table:style-name="ce19" table:formula="of:=[.CA11]/[.CB11]" office:value-type="float" office:value="2" calcext:value-type="float">
            <text:p>2</text:p>
          </table:table-cell>
          <table:table-cell table:style-name="ce19" table:formula="of:=[.CE11]/[.CA11]" office:value-type="float" office:value="6" calcext:value-type="float">
            <text:p>6</text:p>
          </table:table-cell>
          <table:table-cell table:style-name="ce19" table:formula="of:=[.CA11]/[.CE11]" office:value-type="float" office:value="0.166666666666667" calcext:value-type="float">
            <text:p>0.166666666666667</text:p>
          </table:table-cell>
          <table:table-cell table:style-name="ce19"/>
          <table:table-cell table:number-columns-repeated="21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5]=2; 1; [DailyData.BT15]=6; 2; [DailyData.BT15]=14; 3; [DailyData.BT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5]/100)*60 + MOD([DailyData.BW15];100)) - (INT([DailyData.BV15]/100)*60 + MOD([DailyData.BV15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6]=2; 1; [DailyData.BT16]=6; 2; [DailyData.BT16]=14; 3; [DailyData.BT16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1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7]=2; 1; [DailyData.BT17]=6; 2; [DailyData.BT17]=14; 3; [DailyData.BT1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CA$3:.$CA$10])" office:value-type="float" office:value="8" calcext:value-type="float">
            <text:p>8</text:p>
          </table:table-cell>
          <table:table-cell table:style-name="ce18" table:formula="of:=[.CA11]/[.CA17]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21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8]=2; 1; [DailyData.BT18]=6; 2; [DailyData.BT18]=14; 3; [DailyData.BT1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6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9]=2; 1; [DailyData.BT19]=6; 2; [DailyData.BT19]=14; 3; [DailyData.BT19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3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20]=2; 1; [DailyData.BT20]=6; 2; [DailyData.BT20]=14; 3; [DailyData.BT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20]/100)*60 + MOD([DailyData.BW20];100)) - (INT([DailyData.BV20]/100)*60 + MOD([DailyData.BV20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2"/>
          <table:table-cell table:style-name="ce4" office:value-type="string" calcext:value-type="string">
            <text:p>Totals</text:p>
          </table:table-cell>
          <table:table-cell table:style-name="ce17" table:formula="of:=SUM([.BT3:.BT20])" office:value-type="float" office:value="180" calcext:value-type="float">
            <text:p>180</text:p>
          </table:table-cell>
          <table:table-cell table:style-name="ce17" table:formula="of:=SUM([.BU3:.BU20])" office:value-type="float" office:value="36" calcext:value-type="float">
            <text:p>36</text:p>
          </table:table-cell>
          <table:table-cell table:style-name="ce17" table:number-columns-repeated="2"/>
          <table:table-cell table:style-name="ce17" table:formula="of:=SUM([.BX3:.BX20])" office:value-type="float" office:value="427" calcext:value-type="float">
            <text:p>427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3"/>
          <table:table-cell table:style-name="ce19" table:number-columns-repeated="5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X21]/60)&amp;&quot; hrs  &quot;&amp;INT(MOD([.BX21];60))&amp;&quot; mins&quot;" office:value-type="string" office:string-value="7 hrs  7 mins" calcext:value-type="string">
            <text:p>7 hrs <text:s/>7 mins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30"/>
          <table:table-cell table:style-name="ce19" table:formula="of:=[.BX21]/[.BU21]" office:value-type="float" office:value="11.8611111111111" calcext:value-type="float">
            <text:p>11.8611111111111</text:p>
          </table:table-cell>
          <table:table-cell table:style-name="ce19" table:formula="of:=[.BT21]/[.BU21]" office:value-type="float" office:value="5" calcext:value-type="float">
            <text:p>5</text:p>
          </table:table-cell>
          <table:table-cell table:style-name="ce19" table:formula="of:=[.BX21]/[.BT21]" office:value-type="float" office:value="2.37222222222222" calcext:value-type="float">
            <text:p>2.37222222222222</text:p>
          </table:table-cell>
          <table:table-cell table:style-name="ce19" table:formula="of:=[.BT21]/[.BX21]" office:value-type="float" office:value="0.421545667447307" calcext:value-type="float">
            <text:p>0.421545667447307</text:p>
          </table:table-cell>
          <table:table-cell table:style-name="ce19"/>
          <table:table-cell table:number-columns-repeated="28"/>
          <table:table-cell table:style-name="Default" table:number-columns-repeated="16280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30"/>
          <table:table-cell table:style-name="ce19" table:number-columns-repeated="5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25" table:number-columns-repeated="5"/>
          <table:table-cell table:number-columns-repeated="65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5"/>
          <table:table-cell table:style-name="ce18" table:formula="of:=ROWS([$DailyData.$BT$3:.$BT$20])" office:value-type="float" office:value="18" calcext:value-type="float">
            <text:p>18</text:p>
          </table:table-cell>
          <table:table-cell table:style-name="ce18" table:formula="of:=[.BT21]/[.BT27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98"/>
          <table:table-cell table:style-name="Default" table:number-columns-repeated="16280"/>
        </table:table-row>
        <table:table-row table:style-name="ro1">
          <table:table-cell/>
          <table:table-cell table:style-name="ce19" table:number-columns-repeated="5"/>
          <table:table-cell table:number-columns-repeated="98"/>
          <table:table-cell table:style-name="Default" table:number-columns-repeated="16280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8"/>
          <table:table-cell table:style-name="Default" table:number-columns-repeated="16280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98"/>
          <table:table-cell table:style-name="Default" table:number-columns-repeated="16280"/>
        </table:table-row>
        <table:table-row table:style-name="ro1" table:number-rows-repeated="1048544">
          <table:table-cell table:number-columns-repeated="104"/>
          <table:table-cell table:style-name="Default" table:number-columns-repeated="16280"/>
        </table:table-row>
        <table:table-row table:style-name="ro1">
          <table:table-cell table:number-columns-repeated="104"/>
          <table:table-cell table:style-name="Default" table:number-columns-repeated="16280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22" calcext:contains-footer="true"/>
        <table:database-range table:name="__Anonymous_Sheet_DB__1" table:target-range-address="DailyData.CA1:DailyData.CA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6:16:51.80460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19T17:54:43.198481400</dc:date>
    <meta:generator>LibreOffice/25.8.3.2$Windows_X86_64 LibreOffice_project/8ca8d55c161d602844f5428fa4b58097424e324e</meta:generator>
    <meta:editing-duration>PT11H11M14S</meta:editing-duration>
    <meta:editing-cycles>100</meta:editing-cycles>
    <meta:document-statistic meta:table-count="2" meta:cell-count="822" meta:object-count="0"/>
    <meta:user-defined meta:name="AppVersion">16.0300</meta:user-defined>
  </office:meta>
</office:document-meta>
</file>